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6" table:default-cell-style-name="Default"/>
        <table:table-row table:style-name="ro1">
          <table:table-cell office:value-type="string" calcext:value-type="string">
            <text:p>Source : Enquête nationale sur les réseaux de chaleur et de froid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string" calcext:value-type="string">
            <text:p>part des ENR&amp;R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table:number-columns-repeated="3"/>
          <table:table-cell table:number-columns-repeated="2" table:style-name="ce1" office:value-type="percentage" office:value="0.31" calcext:value-type="percentage">
            <text:p>31,00%</text:p>
          </table:table-cell>
          <table:table-cell table:style-name="ce1" office:value-type="percentage" office:value="0.35" calcext:value-type="percentage">
            <text:p>35,00%</text:p>
          </table:table-cell>
          <table:table-cell table:style-name="ce1" office:value-type="percentage" office:value="0.38" calcext:value-type="percentage">
            <text:p>38,00%</text:p>
          </table:table-cell>
          <table:table-cell table:style-name="ce1" office:value-type="percentage" office:value="0.45" calcext:value-type="percentage">
            <text:p>45,00%</text:p>
          </table:table-cell>
          <table:table-cell table:style-name="ce1" office:value-type="percentage" office:value="0.506" calcext:value-type="percentage">
            <text:p>50,60%</text:p>
          </table:table-cell>
          <table:table-cell table:style-name="ce1" table:formula="of:=[.L3]+([.$AA3]-[.$L3])/15" office:value-type="percentage" office:value="0.522266666666667" calcext:value-type="percentage">
            <text:p>52,23%</text:p>
          </table:table-cell>
          <table:table-cell table:style-name="ce1" table:formula="of:=[.M3]+([.$AA3]-[.$L3])/15" office:value-type="percentage" office:value="0.538533333333333" calcext:value-type="percentage">
            <text:p>53,85%</text:p>
          </table:table-cell>
          <table:table-cell table:style-name="ce1" table:formula="of:=[.N3]+([.$AA3]-[.$L3])/15" office:value-type="percentage" office:value="0.5548" calcext:value-type="percentage">
            <text:p>55,48%</text:p>
          </table:table-cell>
          <table:table-cell table:style-name="ce1" table:formula="of:=[.O3]+([.$AA3]-[.$L3])/15" office:value-type="percentage" office:value="0.571066666666667" calcext:value-type="percentage">
            <text:p>57,11%</text:p>
          </table:table-cell>
          <table:table-cell table:style-name="ce1" table:formula="of:=[.P3]+([.$AA3]-[.$L3])/15" office:value-type="percentage" office:value="0.587333333333333" calcext:value-type="percentage">
            <text:p>58,73%</text:p>
          </table:table-cell>
          <table:table-cell table:style-name="ce1" table:formula="of:=[.Q3]+([.$AA3]-[.$L3])/15" office:value-type="percentage" office:value="0.6036" calcext:value-type="percentage">
            <text:p>60,36%</text:p>
          </table:table-cell>
          <table:table-cell table:style-name="ce1" table:formula="of:=[.R3]+([.$AA3]-[.$L3])/15" office:value-type="percentage" office:value="0.619866666666667" calcext:value-type="percentage">
            <text:p>61,99%</text:p>
          </table:table-cell>
          <table:table-cell table:style-name="ce1" table:formula="of:=[.S3]+([.$AA3]-[.$L3])/15" office:value-type="percentage" office:value="0.636133333333333" calcext:value-type="percentage">
            <text:p>63,61%</text:p>
          </table:table-cell>
          <table:table-cell table:style-name="ce1" table:formula="of:=[.T3]+([.$AA3]-[.$L3])/15" office:value-type="percentage" office:value="0.6524" calcext:value-type="percentage">
            <text:p>65,24%</text:p>
          </table:table-cell>
          <table:table-cell table:style-name="ce1" table:formula="of:=[.U3]+([.$AA3]-[.$L3])/15" office:value-type="percentage" office:value="0.668666666666667" calcext:value-type="percentage">
            <text:p>66,87%</text:p>
          </table:table-cell>
          <table:table-cell table:style-name="ce1" table:formula="of:=[.V3]+([.$AA3]-[.$L3])/15" office:value-type="percentage" office:value="0.684933333333333" calcext:value-type="percentage">
            <text:p>68,49%</text:p>
          </table:table-cell>
          <table:table-cell table:style-name="ce1" table:formula="of:=[.W3]+([.$AA3]-[.$L3])/15" office:value-type="percentage" office:value="0.7012" calcext:value-type="percentage">
            <text:p>70,12%</text:p>
          </table:table-cell>
          <table:table-cell table:style-name="ce1" table:formula="of:=[.X3]+([.$AA3]-[.$L3])/15" office:value-type="percentage" office:value="0.717466666666666" calcext:value-type="percentage">
            <text:p>71,75%</text:p>
          </table:table-cell>
          <table:table-cell table:style-name="ce1" table:formula="of:=[.Y3]+([.$AA3]-[.$L3])/15" office:value-type="percentage" office:value="0.733733333333333" calcext:value-type="percentage">
            <text:p>73,37%</text:p>
          </table:table-cell>
          <table:table-cell table:style-name="ce1" office:value-type="percentage" office:value="0.75" calcext:value-type="percentage">
            <text:p>75,00%</text:p>
          </table:table-cell>
          <table:table-cell table:style-name="ce1" table:formula="of:=[.AA3]" office:value-type="percentage" office:value="0.75" calcext:value-type="percentage">
            <text:p>75,00%</text:p>
          </table:table-cell>
          <table:table-cell table:style-name="ce1" table:formula="of:=[.AB3]" office:value-type="percentage" office:value="0.75" calcext:value-type="percentage">
            <text:p>75,00%</text:p>
          </table:table-cell>
          <table:table-cell table:style-name="ce1" table:formula="of:=[.AC3]" office:value-type="percentage" office:value="0.75" calcext:value-type="percentage">
            <text:p>75,00%</text:p>
          </table:table-cell>
          <table:table-cell table:style-name="ce1" table:formula="of:=[.AD3]" office:value-type="percentage" office:value="0.75" calcext:value-type="percentage">
            <text:p>75,00%</text:p>
          </table:table-cell>
          <table:table-cell table:style-name="ce1" table:formula="of:=[.AE3]" office:value-type="percentage" office:value="0.75" calcext:value-type="percentage">
            <text:p>75,00%</text:p>
          </table:table-cell>
          <table:table-cell table:style-name="ce1" table:formula="of:=[.AF3]" office:value-type="percentage" office:value="0.75" calcext:value-type="percentage">
            <text:p>75,00%</text:p>
          </table:table-cell>
          <table:table-cell table:style-name="ce1" table:formula="of:=[.AG3]" office:value-type="percentage" office:value="0.75" calcext:value-type="percentage">
            <text:p>75,00%</text:p>
          </table:table-cell>
          <table:table-cell table:style-name="ce1" table:formula="of:=[.AH3]" office:value-type="percentage" office:value="0.75" calcext:value-type="percentage">
            <text:p>75,00%</text:p>
          </table:table-cell>
          <table:table-cell table:style-name="ce1" table:formula="of:=[.AI3]" office:value-type="percentage" office:value="0.75" calcext:value-type="percentage">
            <text:p>75,00%</text:p>
          </table:table-cell>
          <table:table-cell table:style-name="ce1" table:formula="of:=[.AJ3]" office:value-type="percentage" office:value="0.75" calcext:value-type="percentage">
            <text:p>75,00%</text:p>
          </table:table-cell>
          <table:table-cell table:style-name="ce1" table:formula="of:=[.AK3]" office:value-type="percentage" office:value="0.75" calcext:value-type="percentage">
            <text:p>75,00%</text:p>
          </table:table-cell>
          <table:table-cell table:style-name="ce1" table:formula="of:=[.AL3]" office:value-type="percentage" office:value="0.75" calcext:value-type="percentage">
            <text:p>75,00%</text:p>
          </table:table-cell>
          <table:table-cell table:style-name="ce1" table:formula="of:=[.AM3]" office:value-type="percentage" office:value="0.75" calcext:value-type="percentage">
            <text:p>75,00%</text:p>
          </table:table-cell>
          <table:table-cell table:style-name="ce1" table:formula="of:=[.AN3]" office:value-type="percentage" office:value="0.75" calcext:value-type="percentage">
            <text:p>75,00%</text:p>
          </table:table-cell>
          <table:table-cell table:style-name="ce1" table:formula="of:=[.AO3]" office:value-type="percentage" office:value="0.75" calcext:value-type="percentage">
            <text:p>75,00%</text:p>
          </table:table-cell>
          <table:table-cell table:style-name="ce1" table:formula="of:=[.AP3]" office:value-type="percentage" office:value="0.75" calcext:value-type="percentage">
            <text:p>75,00%</text:p>
          </table:table-cell>
          <table:table-cell table:style-name="ce1" table:formula="of:=[.AQ3]" office:value-type="percentage" office:value="0.75" calcext:value-type="percentage">
            <text:p>75,00%</text:p>
          </table:table-cell>
          <table:table-cell table:style-name="ce1" table:formula="of:=[.AR3]" office:value-type="percentage" office:value="0.75" calcext:value-type="percentage">
            <text:p>75,00%</text:p>
          </table:table-cell>
          <table:table-cell table:style-name="ce1" table:formula="of:=[.AS3]" office:value-type="percentage" office:value="0.75" calcext:value-type="percentage">
            <text:p>75,00%</text:p>
          </table:table-cell>
          <table:table-cell table:style-name="ce1" table:formula="of:=[.AT3]" office:value-type="percentage" office:value="0.75" calcext:value-type="percentage">
            <text:p>75,00%</text:p>
          </table:table-cell>
          <table:table-cell table:style-name="ce1" table:formula="of:=[.AU3]" office:value-type="percentage" office:value="0.75" calcext:value-type="percentage">
            <text:p>75,00%</text:p>
          </table:table-cell>
        </table:table-row>
        <table:table-row table:style-name="ro1">
          <table:table-cell/>
          <table:table-cell office:value-type="string" calcext:value-type="string">
            <text:p>contenu C02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table:formula="of:=[.L4]+([.M3]-[.L3])*[.$L$7]*100" office:value-type="float" office:value="147.348299319728" calcext:value-type="float">
            <text:p>147,3482993197</text:p>
          </table:table-cell>
          <table:table-cell table:formula="of:=[.M4]+([.N3]-[.M3])*[.$L$7]*100" office:value-type="float" office:value="143.696598639456" calcext:value-type="float">
            <text:p>143,6965986395</text:p>
          </table:table-cell>
          <table:table-cell table:formula="of:=[.N4]+([.O3]-[.N3])*[.$L$7]*100" office:value-type="float" office:value="140.044897959184" calcext:value-type="float">
            <text:p>140,0448979592</text:p>
          </table:table-cell>
          <table:table-cell table:formula="of:=[.O4]+([.P3]-[.O3])*[.$L$7]*100" office:value-type="float" office:value="136.393197278912" calcext:value-type="float">
            <text:p>136,3931972789</text:p>
          </table:table-cell>
          <table:table-cell table:formula="of:=[.P4]+([.Q3]-[.P3])*[.$L$7]*100" office:value-type="float" office:value="132.741496598639" calcext:value-type="float">
            <text:p>132,7414965986</text:p>
          </table:table-cell>
          <table:table-cell table:formula="of:=[.Q4]+([.R3]-[.Q3])*[.$L$7]*100" office:value-type="float" office:value="129.089795918367" calcext:value-type="float">
            <text:p>129,0897959184</text:p>
          </table:table-cell>
          <table:table-cell table:formula="of:=[.R4]+([.S3]-[.R3])*[.$L$7]*100" office:value-type="float" office:value="125.438095238095" calcext:value-type="float">
            <text:p>125,4380952381</text:p>
          </table:table-cell>
          <table:table-cell table:formula="of:=[.S4]+([.T3]-[.S3])*[.$L$7]*100" office:value-type="float" office:value="121.786394557823" calcext:value-type="float">
            <text:p>121,7863945578</text:p>
          </table:table-cell>
          <table:table-cell table:formula="of:=[.T4]+([.U3]-[.T3])*[.$L$7]*100" office:value-type="float" office:value="118.134693877551" calcext:value-type="float">
            <text:p>118,1346938776</text:p>
          </table:table-cell>
          <table:table-cell table:formula="of:=[.U4]+([.V3]-[.U3])*[.$L$7]*100" office:value-type="float" office:value="114.482993197279" calcext:value-type="float">
            <text:p>114,4829931973</text:p>
          </table:table-cell>
          <table:table-cell table:formula="of:=[.V4]+([.W3]-[.V3])*[.$L$7]*100" office:value-type="float" office:value="110.831292517007" calcext:value-type="float">
            <text:p>110,831292517</text:p>
          </table:table-cell>
          <table:table-cell table:formula="of:=[.W4]+([.X3]-[.W3])*[.$L$7]*100" office:value-type="float" office:value="107.179591836735" calcext:value-type="float">
            <text:p>107,1795918367</text:p>
          </table:table-cell>
          <table:table-cell table:formula="of:=[.X4]+([.Y3]-[.X3])*[.$L$7]*100" office:value-type="float" office:value="103.527891156463" calcext:value-type="float">
            <text:p>103,5278911565</text:p>
          </table:table-cell>
          <table:table-cell table:formula="of:=[.Y4]+([.Z3]-[.Y3])*[.$L$7]*100" office:value-type="float" office:value="99.8761904761905" calcext:value-type="float">
            <text:p>99,8761904762</text:p>
          </table:table-cell>
          <table:table-cell table:formula="of:=[.Z4]+([.AA3]-[.Z3])*[.$L$7]*100" office:value-type="float" office:value="96.2244897959184" calcext:value-type="float">
            <text:p>96,2244897959</text:p>
          </table:table-cell>
          <table:table-cell table:formula="of:=[.AA4]+([.AB3]-[.AA3])*[.$L$7]*100" office:value-type="float" office:value="96.2244897959184" calcext:value-type="float">
            <text:p>96,2244897959</text:p>
          </table:table-cell>
          <table:table-cell table:formula="of:=[.AB4]+([.AC3]-[.AB3])*[.$L$7]*100" office:value-type="float" office:value="96.2244897959184" calcext:value-type="float">
            <text:p>96,2244897959</text:p>
          </table:table-cell>
          <table:table-cell table:formula="of:=[.AC4]+([.AD3]-[.AC3])*[.$L$7]*100" office:value-type="float" office:value="96.2244897959184" calcext:value-type="float">
            <text:p>96,2244897959</text:p>
          </table:table-cell>
          <table:table-cell table:formula="of:=[.AD4]+([.AE3]-[.AD3])*[.$L$7]*100" office:value-type="float" office:value="96.2244897959184" calcext:value-type="float">
            <text:p>96,2244897959</text:p>
          </table:table-cell>
          <table:table-cell table:formula="of:=[.AE4]+([.AF3]-[.AE3])*[.$L$7]*100" office:value-type="float" office:value="96.2244897959184" calcext:value-type="float">
            <text:p>96,2244897959</text:p>
          </table:table-cell>
          <table:table-cell table:formula="of:=[.AF4]+([.AG3]-[.AF3])*[.$L$7]*100" office:value-type="float" office:value="96.2244897959184" calcext:value-type="float">
            <text:p>96,2244897959</text:p>
          </table:table-cell>
          <table:table-cell table:formula="of:=[.AG4]+([.AH3]-[.AG3])*[.$L$7]*100" office:value-type="float" office:value="96.2244897959184" calcext:value-type="float">
            <text:p>96,2244897959</text:p>
          </table:table-cell>
          <table:table-cell table:formula="of:=[.AH4]+([.AI3]-[.AH3])*[.$L$7]*100" office:value-type="float" office:value="96.2244897959184" calcext:value-type="float">
            <text:p>96,2244897959</text:p>
          </table:table-cell>
          <table:table-cell table:formula="of:=[.AI4]+([.AJ3]-[.AI3])*[.$L$7]*100" office:value-type="float" office:value="96.2244897959184" calcext:value-type="float">
            <text:p>96,2244897959</text:p>
          </table:table-cell>
          <table:table-cell table:formula="of:=[.AJ4]+([.AK3]-[.AJ3])*[.$L$7]*100" office:value-type="float" office:value="96.2244897959184" calcext:value-type="float">
            <text:p>96,2244897959</text:p>
          </table:table-cell>
          <table:table-cell table:formula="of:=[.AK4]+([.AL3]-[.AK3])*[.$L$7]*100" office:value-type="float" office:value="96.2244897959184" calcext:value-type="float">
            <text:p>96,2244897959</text:p>
          </table:table-cell>
          <table:table-cell table:formula="of:=[.AL4]+([.AM3]-[.AL3])*[.$L$7]*100" office:value-type="float" office:value="96.2244897959184" calcext:value-type="float">
            <text:p>96,2244897959</text:p>
          </table:table-cell>
          <table:table-cell table:formula="of:=[.AM4]+([.AN3]-[.AM3])*[.$L$7]*100" office:value-type="float" office:value="96.2244897959184" calcext:value-type="float">
            <text:p>96,2244897959</text:p>
          </table:table-cell>
          <table:table-cell table:formula="of:=[.AN4]+([.AO3]-[.AN3])*[.$L$7]*100" office:value-type="float" office:value="96.2244897959184" calcext:value-type="float">
            <text:p>96,2244897959</text:p>
          </table:table-cell>
          <table:table-cell table:formula="of:=[.AO4]+([.AP3]-[.AO3])*[.$L$7]*100" office:value-type="float" office:value="96.2244897959184" calcext:value-type="float">
            <text:p>96,2244897959</text:p>
          </table:table-cell>
          <table:table-cell table:formula="of:=[.AP4]+([.AQ3]-[.AP3])*[.$L$7]*100" office:value-type="float" office:value="96.2244897959184" calcext:value-type="float">
            <text:p>96,2244897959</text:p>
          </table:table-cell>
          <table:table-cell table:formula="of:=[.AQ4]+([.AR3]-[.AQ3])*[.$L$7]*100" office:value-type="float" office:value="96.2244897959184" calcext:value-type="float">
            <text:p>96,2244897959</text:p>
          </table:table-cell>
          <table:table-cell table:formula="of:=[.AR4]+([.AS3]-[.AR3])*[.$L$7]*100" office:value-type="float" office:value="96.2244897959184" calcext:value-type="float">
            <text:p>96,2244897959</text:p>
          </table:table-cell>
          <table:table-cell table:formula="of:=[.AS4]+([.AT3]-[.AS3])*[.$L$7]*100" office:value-type="float" office:value="96.2244897959184" calcext:value-type="float">
            <text:p>96,2244897959</text:p>
          </table:table-cell>
          <table:table-cell table:formula="of:=[.AT4]+([.AU3]-[.AT3])*[.$L$7]*100" office:value-type="float" office:value="96.2244897959184" calcext:value-type="float">
            <text:p>96,2244897959</text:p>
          </table:table-cell>
          <table:table-cell table:formula="of:=[.AU4]+([.AV3]-[.AU3])*[.$L$7]*100" office:value-type="float" office:value="96.2244897959184" calcext:value-type="float">
            <text:p>96,2244897959</text:p>
          </table:table-cell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table:formula="of:=[.H3]-[.C3]" office:value-type="percentage" office:value="0.05" calcext:value-type="percentage">
            <text:p>5,00%</text:p>
          </table:table-cell>
          <table:table-cell table:style-name="ce1" table:number-columns-repeated="3"/>
          <table:table-cell table:style-name="ce1" table:formula="of:=[.L3]-[.H3]" office:value-type="percentage" office:value="0.196" calcext:value-type="percentage">
            <text:p>19,60%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" table:number-columns-repeated="5"/>
          <table:table-cell table:formula="of:=[.H4]-[.C4]" office:value-type="float" office:value="-15" calcext:value-type="float">
            <text:p>-15</text:p>
          </table:table-cell>
          <table:table-cell table:number-columns-repeated="3"/>
          <table:table-cell table:formula="of:=[.L4]-[.H4]" office:value-type="float" office:value="-44" calcext:value-type="float">
            <text:p>-44</text:p>
          </table:table-cell>
          <table:table-cell table:number-columns-repeated="36"/>
        </table:table-row>
        <table:table-row table:style-name="ro1">
          <table:table-cell table:number-columns-repeated="7"/>
          <table:table-cell table:formula="of:=[.H6]/[.H5]/100" office:value-type="float" office:value="-3" calcext:value-type="float">
            <text:p>-3</text:p>
          </table:table-cell>
          <table:table-cell table:number-columns-repeated="3"/>
          <table:table-cell table:formula="of:=[.L6]/[.L5]/100" office:value-type="float" office:value="-2.24489795918367" calcext:value-type="float">
            <text:p>-2,2448979592</text:p>
          </table:table-cell>
          <table:table-cell table:number-columns-repeated="36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puissance installée MW</text:p>
          </table:table-cell>
          <table:table-cell table:number-columns-repeated="4"/>
          <table:table-cell table:style-name="ce3" office:value-type="float" office:value="17086" calcext:value-type="float">
            <text:p>17086</text:p>
          </table:table-cell>
          <table:table-cell table:style-name="ce3" office:value-type="float" office:value="17184" calcext:value-type="float">
            <text:p>17184</text:p>
          </table:table-cell>
          <table:table-cell table:style-name="ce3" office:value-type="float" office:value="16962" calcext:value-type="float">
            <text:p>16962</text:p>
          </table:table-cell>
          <table:table-cell table:style-name="ce3" office:value-type="float" office:value="16292" calcext:value-type="float">
            <text:p>16292</text:p>
          </table:table-cell>
          <table:table-cell table:style-name="ce3" office:value-type="float" office:value="16553" calcext:value-type="float">
            <text:p>16553</text:p>
          </table:table-cell>
          <table:table-cell table:number-columns-repeated="37"/>
        </table:table-row>
        <table:table-row table:style-name="ro1" table:number-rows-repeated="3">
          <table:table-cell table:number-columns-repeated="48"/>
        </table:table-row>
        <table:table-row table:style-name="ro1">
          <table:table-cell/>
          <table:table-cell office:value-type="string" calcext:value-type="string">
            <text:p>prix HT du MWH </text:p>
          </table:table-cell>
          <table:table-cell office:value-type="float" office:value="54.3" calcext:value-type="float">
            <text:p>54,3</text:p>
          </table:table-cell>
          <table:table-cell table:number-columns-repeated="3"/>
          <table:table-cell office:value-type="float" office:value="61.4" calcext:value-type="float">
            <text:p>61,4</text:p>
          </table:table-cell>
          <table:table-cell office:value-type="float" office:value="59.1" calcext:value-type="float">
            <text:p>59,1</text:p>
          </table:table-cell>
          <table:table-cell office:value-type="float" office:value="68.2" calcext:value-type="float">
            <text:p>68,2</text:p>
          </table:table-cell>
          <table:table-cell office:value-type="float" office:value="70.6" calcext:value-type="float">
            <text:p>70,6</text:p>
          </table:table-cell>
          <table:table-cell office:value-type="float" office:value="70.2" calcext:value-type="float">
            <text:p>70,2</text:p>
          </table:table-cell>
          <table:table-cell office:value-type="float" office:value="79.4" calcext:value-type="float">
            <text:p>79,4</text:p>
          </table:table-cell>
          <table:table-cell table:formula="of:=[.L13]*(1+[.$C$15])" office:value-type="float" office:value="80.3528" calcext:value-type="float">
            <text:p>80,3528</text:p>
          </table:table-cell>
          <table:table-cell table:formula="of:=[.M13]*(1+[.$C$15])" office:value-type="float" office:value="81.3170336" calcext:value-type="float">
            <text:p>81,3170336</text:p>
          </table:table-cell>
          <table:table-cell table:formula="of:=[.N13]*(1+[.$C$15])" office:value-type="float" office:value="82.2928380032" calcext:value-type="float">
            <text:p>82,2928380032</text:p>
          </table:table-cell>
          <table:table-cell table:formula="of:=[.O13]*(1+[.$C$15])" office:value-type="float" office:value="83.2803520592384" calcext:value-type="float">
            <text:p>83,2803520592</text:p>
          </table:table-cell>
          <table:table-cell table:formula="of:=[.P13]*(1+[.$C$15])" office:value-type="float" office:value="84.2797162839493" calcext:value-type="float">
            <text:p>84,2797162839</text:p>
          </table:table-cell>
          <table:table-cell table:formula="of:=[.Q13]*(1+[.$C$15])" office:value-type="float" office:value="85.2910728793567" calcext:value-type="float">
            <text:p>85,2910728794</text:p>
          </table:table-cell>
          <table:table-cell table:formula="of:=[.R13]*(1+[.$C$15])" office:value-type="float" office:value="86.3145657539089" calcext:value-type="float">
            <text:p>86,3145657539</text:p>
          </table:table-cell>
          <table:table-cell table:formula="of:=[.S13]*(1+[.$C$15])" office:value-type="float" office:value="87.3503405429559" calcext:value-type="float">
            <text:p>87,350340543</text:p>
          </table:table-cell>
          <table:table-cell table:formula="of:=[.T13]*(1+[.$C$15])" office:value-type="float" office:value="88.3985446294713" calcext:value-type="float">
            <text:p>88,3985446295</text:p>
          </table:table-cell>
          <table:table-cell table:formula="of:=[.U13]*(1+[.$C$15])" office:value-type="float" office:value="89.459327165025" calcext:value-type="float">
            <text:p>89,459327165</text:p>
          </table:table-cell>
          <table:table-cell table:formula="of:=[.V13]*(1+[.$C$15])" office:value-type="float" office:value="90.5328390910053" calcext:value-type="float">
            <text:p>90,532839091</text:p>
          </table:table-cell>
          <table:table-cell table:formula="of:=[.W13]*(1+[.$C$15])" office:value-type="float" office:value="91.6192331600973" calcext:value-type="float">
            <text:p>91,6192331601</text:p>
          </table:table-cell>
          <table:table-cell table:formula="of:=[.X13]*(1+[.$C$15])" office:value-type="float" office:value="92.7186639580185" calcext:value-type="float">
            <text:p>92,718663958</text:p>
          </table:table-cell>
          <table:table-cell table:formula="of:=[.Y13]*(1+[.$C$15])" office:value-type="float" office:value="93.8312879255147" calcext:value-type="float">
            <text:p>93,8312879255</text:p>
          </table:table-cell>
          <table:table-cell table:formula="of:=[.Z13]*(1+[.$C$15])" office:value-type="float" office:value="94.9572633806209" calcext:value-type="float">
            <text:p>94,9572633806</text:p>
          </table:table-cell>
          <table:table-cell table:formula="of:=[.AA13]*(1+[.$C$15])" office:value-type="float" office:value="96.0967505411884" calcext:value-type="float">
            <text:p>96,0967505412</text:p>
          </table:table-cell>
          <table:table-cell table:formula="of:=[.AB13]*(1+[.$C$15])" office:value-type="float" office:value="97.2499115476826" calcext:value-type="float">
            <text:p>97,2499115477</text:p>
          </table:table-cell>
          <table:table-cell table:formula="of:=[.AC13]*(1+[.$C$15])" office:value-type="float" office:value="98.4169104862548" calcext:value-type="float">
            <text:p>98,4169104863</text:p>
          </table:table-cell>
          <table:table-cell table:formula="of:=[.AD13]*(1+[.$C$15])" office:value-type="float" office:value="99.5979134120899" calcext:value-type="float">
            <text:p>99,5979134121</text:p>
          </table:table-cell>
          <table:table-cell table:formula="of:=[.AE13]*(1+[.$C$15])" office:value-type="float" office:value="100.793088373035" calcext:value-type="float">
            <text:p>100,793088373</text:p>
          </table:table-cell>
          <table:table-cell table:formula="of:=[.AF13]*(1+[.$C$15])" office:value-type="float" office:value="102.002605433511" calcext:value-type="float">
            <text:p>102,0026054335</text:p>
          </table:table-cell>
          <table:table-cell table:formula="of:=[.AG13]*(1+[.$C$15])" office:value-type="float" office:value="103.226636698714" calcext:value-type="float">
            <text:p>103,2266366987</text:p>
          </table:table-cell>
          <table:table-cell table:formula="of:=[.AH13]*(1+[.$C$15])" office:value-type="float" office:value="104.465356339098" calcext:value-type="float">
            <text:p>104,4653563391</text:p>
          </table:table-cell>
          <table:table-cell table:formula="of:=[.AI13]*(1+[.$C$15])" office:value-type="float" office:value="105.718940615167" calcext:value-type="float">
            <text:p>105,7189406152</text:p>
          </table:table-cell>
          <table:table-cell table:formula="of:=[.AJ13]*(1+[.$C$15])" office:value-type="float" office:value="106.987567902549" calcext:value-type="float">
            <text:p>106,9875679026</text:p>
          </table:table-cell>
          <table:table-cell table:formula="of:=[.AK13]*(1+[.$C$15])" office:value-type="float" office:value="108.27141871738" calcext:value-type="float">
            <text:p>108,2714187174</text:p>
          </table:table-cell>
          <table:table-cell table:formula="of:=[.AL13]*(1+[.$C$15])" office:value-type="float" office:value="109.570675741988" calcext:value-type="float">
            <text:p>109,570675742</text:p>
          </table:table-cell>
          <table:table-cell table:formula="of:=[.AM13]*(1+[.$C$15])" office:value-type="float" office:value="110.885523850892" calcext:value-type="float">
            <text:p>110,8855238509</text:p>
          </table:table-cell>
          <table:table-cell table:formula="of:=[.AN13]*(1+[.$C$15])" office:value-type="float" office:value="112.216150137103" calcext:value-type="float">
            <text:p>112,2161501371</text:p>
          </table:table-cell>
          <table:table-cell table:formula="of:=[.AO13]*(1+[.$C$15])" office:value-type="float" office:value="113.562743938748" calcext:value-type="float">
            <text:p>113,5627439387</text:p>
          </table:table-cell>
          <table:table-cell table:formula="of:=[.AP13]*(1+[.$C$15])" office:value-type="float" office:value="114.925496866013" calcext:value-type="float">
            <text:p>114,925496866</text:p>
          </table:table-cell>
          <table:table-cell table:formula="of:=[.AQ13]*(1+[.$C$15])" office:value-type="float" office:value="116.304602828405" calcext:value-type="float">
            <text:p>116,3046028284</text:p>
          </table:table-cell>
          <table:table-cell table:formula="of:=[.AR13]*(1+[.$C$15])" office:value-type="float" office:value="117.700258062346" calcext:value-type="float">
            <text:p>117,7002580623</text:p>
          </table:table-cell>
          <table:table-cell table:formula="of:=[.AS13]*(1+[.$C$15])" office:value-type="float" office:value="119.112661159094" calcext:value-type="float">
            <text:p>119,1126611591</text:p>
          </table:table-cell>
          <table:table-cell table:formula="of:=[.AT13]*(1+[.$C$15])" office:value-type="float" office:value="120.542013093004" calcext:value-type="float">
            <text:p>120,542013093</text:p>
          </table:table-cell>
          <table:table-cell table:formula="of:=[.AU13]*(1+[.$C$15])" office:value-type="float" office:value="121.98851725012" calcext:value-type="float">
            <text:p>121,9885172501</text:p>
          </table:table-cell>
        </table:table-row>
        <table:table-row table:style-name="ro1">
          <table:table-cell table:number-columns-repeated="2"/>
          <table:table-cell table:formula="of:=[.C13]/[.C3]" office:value-type="float" office:value="208.846153846154" calcext:value-type="float">
            <text:p>208,8461538462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tcam AME</text:p>
          </table:table-cell>
          <table:table-cell table:style-name="ce1" office:value-type="percentage" office:value="0.012" calcext:value-type="percentage">
            <text:p>1,20%</text:p>
          </table:table-cell>
          <table:table-cell table:number-columns-repeated="45"/>
        </table:table-row>
        <table:table-row table:style-name="ro1" table:number-rows-repeated="5">
          <table:table-cell table:number-columns-repeated="48"/>
        </table:table-row>
        <table:table-row table:style-name="ro1">
          <table:table-cell/>
          <table:table-cell office:value-type="string" calcext:value-type="string">
            <text:p>paramètres du modèle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2015-2020</text:p>
          </table:table-cell>
          <table:table-cell office:value-type="string" calcext:value-type="string">
            <text:p>2020-2030</text:p>
          </table:table-cell>
          <table:table-cell office:value-type="string" calcext:value-type="string">
            <text:p>2030-2040</text:p>
          </table:table-cell>
          <table:table-cell office:value-type="string" calcext:value-type="string">
            <text:p>2040-205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contenu C02 urbain</text:p>
          </table:table-cell>
          <table:table-cell table:style-name="ce2" table:formula="of:=AVERAGE([.H4:.L4])" office:value-type="float" office:value="173.8" calcext:value-type="float">
            <text:p>174</text:p>
          </table:table-cell>
          <table:table-cell table:style-name="ce2" table:formula="of:=AVERAGE([.M4:.R4])" office:value-type="float" office:value="138.219047619048" calcext:value-type="float">
            <text:p>138</text:p>
          </table:table-cell>
          <table:table-cell table:style-name="ce2" table:formula="of:=AVERAGE([.R4:.AA4])" office:value-type="float" office:value="112.657142857143" calcext:value-type="float">
            <text:p>113</text:p>
          </table:table-cell>
          <table:table-cell table:style-name="ce2" table:formula="of:=AVERAGE([.AB4:.AL4])" office:value-type="float" office:value="96.2244897959183" calcext:value-type="float">
            <text:p>96</text:p>
          </table:table-cell>
          <table:table-cell table:style-name="ce2" table:formula="of:=AVERAGE([.AL4:.AV4])" office:value-type="float" office:value="96.2244897959183" calcext:value-type="float">
            <text:p>96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0:45:04.7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6:48:37.424000000</meta:creation-date>
    <dc:date>2017-08-28T11:06:54.865000000</dc:date>
    <meta:editing-duration>P1DT53M59S</meta:editing-duration>
    <meta:editing-cycles>7</meta:editing-cycles>
    <meta:generator>LibreOffice/4.3.7.2$Windows_x86 LibreOffice_project/8a35821d8636a03b8bf4e15b48f59794652c68ba</meta:generator>
    <meta:document-statistic meta:table-count="1" meta:cell-count="206" meta:object-count="0"/>
  </office:meta>
</office:document-meta>
</file>